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84.18968201" calcext:value-type="float">
            <text:p>84,18968201</text:p>
          </table:table-cell>
          <table:table-cell office:value-type="float" office:value="7.090685491E-027" calcext:value-type="float">
            <text:p>7,09E-027</text:p>
          </table:table-cell>
          <table:table-cell office:value-type="float" office:value="4.487782955" calcext:value-type="float">
            <text:p>4,487782955</text:p>
          </table:table-cell>
          <table:table-cell table:style-name="ce2" table:formula="of:=([.E3]-[.E2])/[.E2]" office:value-type="float" office:value="0.00369214179487873" calcext:value-type="float">
            <text:p>0,00369214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676" calcext:value-type="float">
            <text:p>144676</text:p>
          </table:table-cell>
          <table:table-cell office:value-type="float" office:value="87.95939636" calcext:value-type="float">
            <text:p>87,95939636</text:p>
          </table:table-cell>
          <table:table-cell office:value-type="float" office:value="1.419078747E-020" calcext:value-type="float">
            <text:p>1,42E-020</text:p>
          </table:table-cell>
          <table:table-cell office:value-type="float" office:value="3.077935696" calcext:value-type="float">
            <text:p>3,07793569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676" calcext:value-type="float">
            <text:p>144676</text:p>
          </table:table-cell>
          <table:table-cell office:value-type="float" office:value="106.3073883" calcext:value-type="float">
            <text:p>106,3073883</text:p>
          </table:table-cell>
          <table:table-cell office:value-type="float" office:value="1.65462392E-020" calcext:value-type="float">
            <text:p>1,65E-020</text:p>
          </table:table-cell>
          <table:table-cell office:value-type="float" office:value="3.082191467" calcext:value-type="float">
            <text:p>3,082191467</text:p>
          </table:table-cell>
          <table:table-cell table:formula="of:=([.E5]-[.E4])/[.E4]" office:value-type="float" office:value="0.00138267053646723" calcext:value-type="float">
            <text:p>0,00138267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5217" calcext:value-type="float">
            <text:p>145217</text:p>
          </table:table-cell>
          <table:table-cell office:value-type="float" office:value="106.589592" calcext:value-type="float">
            <text:p>106,589592</text:p>
          </table:table-cell>
          <table:table-cell office:value-type="float" office:value="9.330888477E-018" calcext:value-type="float">
            <text:p>9,33E-018</text:p>
          </table:table-cell>
          <table:table-cell office:value-type="float" office:value="2.469602823" calcext:value-type="float">
            <text:p>2,46960282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5217" calcext:value-type="float">
            <text:p>145217</text:p>
          </table:table-cell>
          <table:table-cell office:value-type="float" office:value="107.6528015" calcext:value-type="float">
            <text:p>107,6528015</text:p>
          </table:table-cell>
          <table:table-cell office:value-type="float" office:value="3.299634382E-017" calcext:value-type="float">
            <text:p>3,30E-017</text:p>
          </table:table-cell>
          <table:table-cell office:value-type="float" office:value="2.471449614" calcext:value-type="float">
            <text:p>2,471449614</text:p>
          </table:table-cell>
          <table:table-cell table:style-name="ce3" table:formula="of:=([.E7]-[.E6])/[.E6]" office:value-type="float" office:value="0.000747808911943482" calcext:value-type="float">
            <text:p>0,00074780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817" calcext:value-type="float">
            <text:p>145817</text:p>
          </table:table-cell>
          <table:table-cell office:value-type="float" office:value="107.6273499" calcext:value-type="float">
            <text:p>107,6273499</text:p>
          </table:table-cell>
          <table:table-cell office:value-type="float" office:value="5.88895252E-015" calcext:value-type="float">
            <text:p>5,89E-015</text:p>
          </table:table-cell>
          <table:table-cell office:value-type="float" office:value="2.104605675" calcext:value-type="float">
            <text:p>2,1046056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817" calcext:value-type="float">
            <text:p>145817</text:p>
          </table:table-cell>
          <table:table-cell office:value-type="float" office:value="106.9928284" calcext:value-type="float">
            <text:p>106,9928284</text:p>
          </table:table-cell>
          <table:table-cell office:value-type="float" office:value="6.503873135E-016" calcext:value-type="float">
            <text:p>6,50E-016</text:p>
          </table:table-cell>
          <table:table-cell office:value-type="float" office:value="2.1058743" calcext:value-type="float">
            <text:p>2,1058743</text:p>
          </table:table-cell>
          <table:table-cell table:style-name="ce3" table:formula="of:=([.E9]-[.E8])/[.E8]" office:value-type="float" office:value="0.000602785127432388" calcext:value-type="float">
            <text:p>0,00060278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6524" calcext:value-type="float">
            <text:p>146524</text:p>
          </table:table-cell>
          <table:table-cell office:value-type="float" office:value="106.5333481" calcext:value-type="float">
            <text:p>106,5333481</text:p>
          </table:table-cell>
          <table:table-cell office:value-type="float" office:value="0.0000000000002798142577" calcext:value-type="float">
            <text:p>2,80E-013</text:p>
          </table:table-cell>
          <table:table-cell office:value-type="float" office:value="1.849774957" calcext:value-type="float">
            <text:p>1,84977495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6524" calcext:value-type="float">
            <text:p>146524</text:p>
          </table:table-cell>
          <table:table-cell office:value-type="float" office:value="106.6577988" calcext:value-type="float">
            <text:p>106,6577988</text:p>
          </table:table-cell>
          <table:table-cell office:value-type="float" office:value="0.0000000000003342388486" calcext:value-type="float">
            <text:p>3,34E-013</text:p>
          </table:table-cell>
          <table:table-cell office:value-type="float" office:value="1.850695014" calcext:value-type="float">
            <text:p>1,850695014</text:p>
          </table:table-cell>
          <table:table-cell table:style-name="ce3" table:formula="of:=([.E11]-[.E10])/[.E10]" office:value-type="float" office:value="0.000497388612878633" calcext:value-type="float">
            <text:p>0,00049738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119" calcext:value-type="float">
            <text:p>147119</text:p>
          </table:table-cell>
          <table:table-cell office:value-type="float" office:value="106.6656342" calcext:value-type="float">
            <text:p>106,6656342</text:p>
          </table:table-cell>
          <table:table-cell office:value-type="float" office:value="0.0000000000002708013935" calcext:value-type="float">
            <text:p>2,71E-013</text:p>
          </table:table-cell>
          <table:table-cell office:value-type="float" office:value="1.659342766" calcext:value-type="float">
            <text:p>1,65934276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119" calcext:value-type="float">
            <text:p>147119</text:p>
          </table:table-cell>
          <table:table-cell office:value-type="float" office:value="107.7351303" calcext:value-type="float">
            <text:p>107,7351303</text:p>
          </table:table-cell>
          <table:table-cell office:value-type="float" office:value="0.00000000000089066108" calcext:value-type="float">
            <text:p>8,91E-013</text:p>
          </table:table-cell>
          <table:table-cell office:value-type="float" office:value="1.660040736" calcext:value-type="float">
            <text:p>1,660040736</text:p>
          </table:table-cell>
          <table:table-cell table:formula="of:=([.E13]-[.E12])/[.E12]" office:value-type="float" office:value="0.000420630393130028" calcext:value-type="float">
            <text:p>0,00042063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511" calcext:value-type="float">
            <text:p>147511</text:p>
          </table:table-cell>
          <table:table-cell office:value-type="float" office:value="140.7946014" calcext:value-type="float">
            <text:p>140,7946014</text:p>
          </table:table-cell>
          <table:table-cell office:value-type="float" office:value="0.00000000004580690688" calcext:value-type="float">
            <text:p>4,58E-011</text:p>
          </table:table-cell>
          <table:table-cell office:value-type="float" office:value="1.510479689" calcext:value-type="float">
            <text:p>1,51047968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511" calcext:value-type="float">
            <text:p>147511</text:p>
          </table:table-cell>
          <table:table-cell office:value-type="float" office:value="147.0153351" calcext:value-type="float">
            <text:p>147,0153351</text:p>
          </table:table-cell>
          <table:table-cell office:value-type="float" office:value="0.00000000009927191708" calcext:value-type="float">
            <text:p>9,93E-011</text:p>
          </table:table-cell>
          <table:table-cell office:value-type="float" office:value="1.511124969" calcext:value-type="float">
            <text:p>1,511124969</text:p>
          </table:table-cell>
          <table:table-cell table:formula="of:=([.E15]-[.E14])/[.E14]" office:value-type="float" office:value="0.0004272020370079" calcext:value-type="float">
            <text:p>0,00042720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7879" calcext:value-type="float">
            <text:p>147879</text:p>
          </table:table-cell>
          <table:table-cell office:value-type="float" office:value="192.8959045" calcext:value-type="float">
            <text:p>192,8959045</text:p>
          </table:table-cell>
          <table:table-cell office:value-type="float" office:value="0.0000000008928630058" calcext:value-type="float">
            <text:p>8,93E-010</text:p>
          </table:table-cell>
          <table:table-cell office:value-type="float" office:value="1.390073419" calcext:value-type="float">
            <text:p>1,39007341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7879" calcext:value-type="float">
            <text:p>147879</text:p>
          </table:table-cell>
          <table:table-cell office:value-type="float" office:value="213.5437622" calcext:value-type="float">
            <text:p>213,5437622</text:p>
          </table:table-cell>
          <table:table-cell office:value-type="float" office:value="0.0000000003555402361" calcext:value-type="float">
            <text:p>3,56E-010</text:p>
          </table:table-cell>
          <table:table-cell office:value-type="float" office:value="1.39075017" calcext:value-type="float">
            <text:p>1,39075017</text:p>
          </table:table-cell>
          <table:table-cell table:formula="of:=([.E17]-[.E16])/[.E16]" office:value-type="float" office:value="0.000486845508121945" calcext:value-type="float">
            <text:p>0,00048684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176" calcext:value-type="float">
            <text:p>148176</text:p>
          </table:table-cell>
          <table:table-cell office:value-type="float" office:value="213.5261536" calcext:value-type="float">
            <text:p>213,5261536</text:p>
          </table:table-cell>
          <table:table-cell office:value-type="float" office:value="0.00000000603948358" calcext:value-type="float">
            <text:p>6,04E-009</text:p>
          </table:table-cell>
          <table:table-cell office:value-type="float" office:value="1.288700104" calcext:value-type="float">
            <text:p>1,28870010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176" calcext:value-type="float">
            <text:p>148176</text:p>
          </table:table-cell>
          <table:table-cell office:value-type="float" office:value="215.2857513" calcext:value-type="float">
            <text:p>215,2857513</text:p>
          </table:table-cell>
          <table:table-cell office:value-type="float" office:value="0.000000005607657894" calcext:value-type="float">
            <text:p>5,61E-009</text:p>
          </table:table-cell>
          <table:table-cell office:value-type="float" office:value="1.289391518" calcext:value-type="float">
            <text:p>1,289391518</text:p>
          </table:table-cell>
          <table:table-cell table:style-name="ce3" table:formula="of:=([.E19]-[.E18])/[.E18]" office:value-type="float" office:value="0.000536520481261508" calcext:value-type="float">
            <text:p>0,00053652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612" calcext:value-type="float">
            <text:p>148612</text:p>
          </table:table-cell>
          <table:table-cell office:value-type="float" office:value="215.1800079" calcext:value-type="float">
            <text:p>215,1800079</text:p>
          </table:table-cell>
          <table:table-cell office:value-type="float" office:value="0.0000000170865615" calcext:value-type="float">
            <text:p>1,71E-008</text:p>
          </table:table-cell>
          <table:table-cell office:value-type="float" office:value="1.200925708" calcext:value-type="float">
            <text:p>1,20092570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612" calcext:value-type="float">
            <text:p>148612</text:p>
          </table:table-cell>
          <table:table-cell office:value-type="float" office:value="213.0992737" calcext:value-type="float">
            <text:p>213,0992737</text:p>
          </table:table-cell>
          <table:table-cell office:value-type="float" office:value="0.00000001406739258" calcext:value-type="float">
            <text:p>1,41E-008</text:p>
          </table:table-cell>
          <table:table-cell office:value-type="float" office:value="1.201622605" calcext:value-type="float">
            <text:p>1,201622605</text:p>
          </table:table-cell>
          <table:table-cell table:style-name="ce3" table:formula="of:=([.E21]-[.E20])/[.E20]" office:value-type="float" office:value="0.000580299843160727" calcext:value-type="float">
            <text:p>0,000580299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8898" calcext:value-type="float">
            <text:p>148898</text:p>
          </table:table-cell>
          <table:table-cell office:value-type="float" office:value="212.8222809" calcext:value-type="float">
            <text:p>212,8222809</text:p>
          </table:table-cell>
          <table:table-cell office:value-type="float" office:value="0.00000002529602128" calcext:value-type="float">
            <text:p>2,53E-008</text:p>
          </table:table-cell>
          <table:table-cell office:value-type="float" office:value="1.124724627" calcext:value-type="float">
            <text:p>1,12472462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37429324628257" calcext:value-type="float">
            <text:p>0,0009374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19:42.250442572</dc:date>
    <meta:document-statistic meta:table-count="1" meta:cell-count="121" meta:object-count="0"/>
    <meta:generator>LibreOffice/4.1.4.2$Linux_X86_64 LibreOffice_project/410m0$Build-2</meta:generator>
  </office:meta>
</office:document-meta>
</file>